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Arial, 'Helvetica Neue', Helvetica, sans-serif"/>
    <style:font-face style:name="system-ui" svg:font-family="system-ui, apple-system, system-ui, .SFNSText-Regular, sans-serif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bc657"/>
    </style:style>
    <style:style style:name="P2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dae665" style:font-size-asian="12pt" style:font-size-complex="12pt"/>
    </style:style>
    <style:style style:name="P3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f09477" style:font-size-asian="12pt" style:font-size-complex="12pt"/>
    </style:style>
    <style:style style:name="P4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officeooo:paragraph-rsid="00f1abed" style:font-size-asian="12pt" style:font-size-complex="12pt"/>
    </style:style>
    <style:style style:name="P5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2pt" officeooo:rsid="00a684a7" officeooo:paragraph-rsid="00a684a7" style:font-size-asian="12pt" style:font-size-complex="12pt"/>
    </style:style>
    <style:style style:name="P6" style:family="paragraph" style:parent-style-name="Standard" style:list-style-name="L4">
      <style:paragraph-properties fo:margin-top="0cm" fo:margin-bottom="0cm" loext:contextual-spacing="false"/>
      <style:text-properties style:font-name="Times New Roman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2pt" fo:font-weight="normal" officeooo:rsid="00a41847" officeooo:paragraph-rsid="00a4184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weight="normal" officeooo:paragraph-rsid="0023344b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letter-spacing="normal" style:text-underline-style="none" fo:font-weight="normal" officeooo:rsid="00058109" officeooo:paragraph-rsid="00058109" style:letter-kerning="fals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058109" officeooo:paragraph-rsid="0005810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077128" officeooo:paragraph-rsid="0007712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bold" officeooo:rsid="00c20137" officeooo:paragraph-rsid="00f0947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58109" officeooo:paragraph-rsid="0005810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58109" officeooo:paragraph-rsid="0007823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7128" officeooo:paragraph-rsid="0007712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7128" officeooo:paragraph-rsid="00c2013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c20137" officeooo:paragraph-rsid="000771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078235" officeooo:paragraph-rsid="0007823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add7b3" officeooo:paragraph-rsid="00cfafc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3344b" officeooo:paragraph-rsid="0023344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5ad33" officeooo:paragraph-rsid="0025ad3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5ad33" officeooo:paragraph-rsid="003b34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9c596" officeooo:paragraph-rsid="0029c59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9c596" officeooo:paragraph-rsid="00f6c0f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f42d6" officeooo:paragraph-rsid="003e849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f42d6" officeooo:paragraph-rsid="00f6c0f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e8499" officeooo:paragraph-rsid="003e849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b7cc8" officeooo:paragraph-rsid="002b7c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ecac2" officeooo:paragraph-rsid="008647a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2ecac2" officeooo:paragraph-rsid="002eca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8647ad" officeooo:paragraph-rsid="009a2bd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90d2bc" officeooo:paragraph-rsid="009a2bd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300ee6" officeooo:paragraph-rsid="00300ee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f285f5" officeooo:paragraph-rsid="00f285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weight="normal" officeooo:rsid="00fa338b" officeooo:paragraph-rsid="00fa338b" style:font-size-asian="12pt" style:font-weight-asian="normal" style:font-size-complex="12pt" style:font-weight-complex="normal"/>
    </style:style>
    <style:style style:name="T1" style:family="text">
      <style:text-properties officeooo:rsid="0007828f"/>
    </style:style>
    <style:style style:name="T2" style:family="text">
      <style:text-properties fo:color="#000000" officeooo:rsid="003f42d6"/>
    </style:style>
    <style:style style:name="T3" style:family="text">
      <style:text-properties fo:color="#000000" fo:letter-spacing="normal" style:text-underline-style="none" fo:font-weight="bold" officeooo:rsid="00c20137" style:letter-kerning="false" style:font-weight-asian="bold" style:font-weight-complex="normal"/>
    </style:style>
    <style:style style:name="T4" style:family="text">
      <style:text-properties fo:color="#000000" fo:letter-spacing="normal" style:text-underline-style="none" fo:font-weight="bold" officeooo:rsid="00f1abed" style:letter-kerning="false" style:font-weight-asian="bold" style:font-weight-complex="normal"/>
    </style:style>
    <style:style style:name="T5" style:family="text">
      <style:text-properties fo:color="#000000" fo:letter-spacing="normal" style:text-underline-style="none" fo:font-weight="normal" style:letter-kerning="false" style:font-weight-asian="normal"/>
    </style:style>
    <style:style style:name="T6" style:family="text">
      <style:text-properties fo:color="#000000" fo:letter-spacing="normal" style:text-underline-style="none" fo:font-weight="normal" officeooo:rsid="00c20137" style:letter-kerning="false" style:font-weight-asian="normal" style:font-weight-complex="normal"/>
    </style:style>
    <style:style style:name="T7" style:family="text">
      <style:text-properties fo:color="#000000" fo:letter-spacing="normal" style:text-underline-style="none" fo:font-weight="normal" officeooo:rsid="00f1abed" style:letter-kerning="false" style:font-weight-asian="normal" style:font-weight-complex="normal"/>
    </style:style>
    <style:style style:name="T8" style:family="text">
      <style:text-properties fo:color="#000000" fo:letter-spacing="normal" style:text-underline-style="none" fo:font-weight="normal" officeooo:rsid="00c5ba3d" style:letter-kerning="false" style:font-weight-asian="normal" style:font-weight-complex="normal"/>
    </style:style>
    <style:style style:name="T9" style:family="text">
      <style:text-properties fo:color="#000000" fo:letter-spacing="normal" style:text-underline-style="none" fo:font-weight="normal" officeooo:rsid="00f285f5" style:letter-kerning="false" style:font-weight-asian="normal" style:font-weight-complex="normal"/>
    </style:style>
    <style:style style:name="T10" style:family="text">
      <style:text-properties fo:color="#000000" fo:letter-spacing="normal" style:text-underline-style="none" fo:font-weight="normal" officeooo:rsid="00c20137" style:letter-kerning="false" style:font-weight-asian="normal" style:font-weight-complex="bold"/>
    </style:style>
    <style:style style:name="T11" style:family="text">
      <style:text-properties fo:color="#000000" fo:letter-spacing="normal" style:text-underline-style="none" fo:font-weight="normal" officeooo:rsid="00f1abed" style:letter-kerning="false" style:font-weight-asian="normal" style:font-weight-complex="bold"/>
    </style:style>
    <style:style style:name="T12" style:family="text">
      <style:text-properties fo:color="#000000" officeooo:rsid="00f285f5"/>
    </style:style>
    <style:style style:name="T13" style:family="text">
      <style:text-properties officeooo:rsid="000c392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77128" style:font-weight-asian="normal" style:font-weight-complex="normal"/>
    </style:style>
    <style:style style:name="T16" style:family="text">
      <style:text-properties fo:font-weight="normal" officeooo:rsid="00c20137" style:font-weight-asian="normal" style:font-weight-complex="normal"/>
    </style:style>
    <style:style style:name="T17" style:family="text">
      <style:text-properties fo:font-weight="normal" officeooo:rsid="00a41847" style:font-weight-asian="normal" style:font-weight-complex="normal"/>
    </style:style>
    <style:style style:name="T18" style:family="text">
      <style:text-properties fo:font-weight="normal" officeooo:rsid="00a6c7b3" style:font-weight-asian="normal" style:font-weight-complex="normal"/>
    </style:style>
    <style:style style:name="T19" style:family="text">
      <style:text-properties fo:font-weight="normal" officeooo:rsid="00a89eec" style:font-weight-asian="normal" style:font-weight-complex="normal"/>
    </style:style>
    <style:style style:name="T20" style:family="text">
      <style:text-properties officeooo:rsid="001eb772"/>
    </style:style>
    <style:style style:name="T21" style:family="text">
      <style:text-properties officeooo:rsid="0020de4e"/>
    </style:style>
    <style:style style:name="T22" style:family="text">
      <style:text-properties officeooo:rsid="00218a86"/>
    </style:style>
    <style:style style:name="T23" style:family="text">
      <style:text-properties officeooo:rsid="002512f8"/>
    </style:style>
    <style:style style:name="T24" style:family="text">
      <style:text-properties officeooo:rsid="002c923d"/>
    </style:style>
    <style:style style:name="T25" style:family="text">
      <style:text-properties officeooo:rsid="0031abe4"/>
    </style:style>
    <style:style style:name="T26" style:family="text">
      <style:text-properties officeooo:rsid="003351cd"/>
    </style:style>
    <style:style style:name="T27" style:family="text">
      <style:text-properties officeooo:rsid="00351f56"/>
    </style:style>
    <style:style style:name="T28" style:family="text">
      <style:text-properties officeooo:rsid="00357ba4"/>
    </style:style>
    <style:style style:name="T29" style:family="text">
      <style:text-properties officeooo:rsid="003f42d6"/>
    </style:style>
    <style:style style:name="T30" style:family="text">
      <style:text-properties officeooo:rsid="004fbb83"/>
    </style:style>
    <style:style style:name="T31" style:family="text">
      <style:text-properties officeooo:rsid="00630c78"/>
    </style:style>
    <style:style style:name="T32" style:family="text">
      <style:text-properties officeooo:rsid="006e1831"/>
    </style:style>
    <style:style style:name="T33" style:family="text">
      <style:text-properties officeooo:rsid="008846a9"/>
    </style:style>
    <style:style style:name="T34" style:family="text">
      <style:text-properties officeooo:rsid="009b8b4c"/>
    </style:style>
    <style:style style:name="T35" style:family="text">
      <style:text-properties officeooo:rsid="009d322f"/>
    </style:style>
    <style:style style:name="T36" style:family="text">
      <style:text-properties officeooo:rsid="00b5d898"/>
    </style:style>
    <style:style style:name="T37" style:family="text">
      <style:text-properties officeooo:rsid="00c20137"/>
    </style:style>
    <style:style style:name="T38" style:family="text">
      <style:text-properties officeooo:rsid="00077128"/>
    </style:style>
    <style:style style:name="T39" style:family="text">
      <style:text-properties fo:color="#ce181e" officeooo:rsid="00f285f5"/>
    </style:style>
    <style:style style:name="T40" style:family="text">
      <style:text-properties fo:font-variant="normal" fo:text-transform="none" fo:letter-spacing="normal" fo:font-style="normal"/>
    </style:style>
    <style:style style:name="T41" style:family="text">
      <style:text-properties fo:font-variant="normal" fo:text-transform="none" fo:letter-spacing="normal" fo:font-style="normal" officeooo:rsid="00c6d53b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c6d53b" style:font-weight-asian="bold" style:font-weight-complex="bold"/>
    </style:style>
    <style:style style:name="T44" style:family="text">
      <style:text-properties officeooo:rsid="00c7c6c0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c20137" style:font-weight-asian="bold" style:font-weight-complex="bold"/>
    </style:style>
    <style:style style:name="T47" style:family="text">
      <style:text-properties fo:font-weight="bold" officeooo:rsid="00c7c6c0" style:font-weight-asian="bold" style:font-weight-complex="bold"/>
    </style:style>
    <style:style style:name="T48" style:family="text">
      <style:text-properties officeooo:rsid="0023344b" style:font-weight-asian="normal" style:font-weight-complex="normal"/>
    </style:style>
    <style:style style:name="T49" style:family="text">
      <style:text-properties style:font-name="Times New Roman" fo:font-size="12pt" fo:font-weight="normal" officeooo:rsid="00abc657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font-size-asian="12pt" style:font-size-complex="12pt"/>
    </style:style>
    <style:style style:name="T51" style:family="text">
      <style:text-properties style:font-name="Times New Roman" fo:font-size="12pt" officeooo:rsid="00abc657" style:font-size-asian="12pt" style:font-size-complex="12pt"/>
    </style:style>
    <style:style style:name="T52" style:family="text">
      <style:text-properties officeooo:rsid="00f54b7c"/>
    </style:style>
    <style:style style:name="T53" style:family="text">
      <style:text-properties officeooo:rsid="00f7ea30"/>
    </style:style>
    <style:style style:name="T54" style:family="text">
      <style:text-properties officeooo:rsid="00fb4d4a"/>
    </style:style>
    <style:style style:name="T55" style:family="text">
      <style:text-properties officeooo:rsid="01004c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lide 1 - <text:span text:style-name="T21">Intro</text:span></text:p>
      <text:p text:style-name="P14">Hi I’m <text:span text:style-name="T52">Amah</text:span>, and we are Team Hackathron.</text:p>
      <text:p text:style-name="P14"/>
      <text:p text:style-name="P12">Slide 2 - <text:span text:style-name="T20">Category</text:span></text:p>
      <text:p text:style-name="P16"><text:span text:style-name="T37">We are here to </text:span>improve <text:span text:style-name="T55">both the customer and supplier’s experience</text:span> using new technologies.</text:p>
      <text:p text:style-name="P18"/>
      <text:p text:style-name="P13"><text:span text:style-name="T38">Slide 3 – Problems- </text:span></text:p>
      <text:p text:style-name="P13"><text:span text:style-name="T38">.</text:span><text:span text:style-name="T15">... nowadays the retailer/ suppliers encountered the problems of:</text:span></text:p>
      <text:list xml:id="list427601412" text:style-name="L4">
        <text:list-item>
          <text:p text:style-name="P2"><text:span text:style-name="T46">In store operations</text:span></text:p>
          <text:list>
            <text:list-item>
              <text:p text:style-name="P3"><text:span text:style-name="T46">Stockout </text:span><text:span text:style-name="T16">- because of lack of notification of that the customer will buy, there will lost opportunity to sell.</text:span></text:p>
            </text:list-item>
            <text:list-item>
              <text:p text:style-name="P6"><text:span text:style-name="T45">High carrying cost</text:span> - <text:s/>maintaining (and monitoring) of stocks including the slow moving goods.</text:p>
            </text:list-item>
            <text:list-item>
              <text:p text:style-name="P6"><text:span text:style-name="T45">Product availability - <text:s/>low visibility of some goods.</text:span></text:p>
            </text:list-item>
          </text:list>
        </text:list-item>
        <text:list-item>
          <text:p text:style-name="P3"><text:span text:style-name="T3">Customer Experience (Sell-Faster)</text:span></text:p>
          <text:p text:style-name="P3"><text:span text:style-name="T3">... </text:span><text:span text:style-name="T4">the second problem is about the slow and hassle selling experience by the customer </text:span></text:p>
          <text:list>
            <text:list-item>
              <text:p text:style-name="P4"><text:span text:style-name="T5">Hassle of physical ordering - </text:span><text:span text:style-name="T6">Customer</text:span><text:span text:style-name="T7">s</text:span><text:span text:style-name="T6"> need to physically </text:span><text:span text:style-name="T9">visit the store to </text:span><text:span text:style-name="T6">see the product to check the quality and </text:span><text:span text:style-name="T7">its </text:span><text:span text:style-name="T8">appearance.</text:span></text:p>
            </text:list-item>
            <text:list-item>
              <text:p text:style-name="P3"><text:span text:style-name="T10">Time consuming </text:span><text:span text:style-name="T11">of creating a transaction from ordering to payments</text:span><text:span text:style-name="T10"> </text:span><text:span text:style-name="T11">due to many clicks and user friction.</text:span></text:p>
            </text:list-item>
            <text:list-item>
              <text:p text:style-name="P3"><text:span text:style-name="T11"/></text:p>
            </text:list-item>
          </text:list>
        </text:list-item>
      </text:list>
      <text:p text:style-name="P7"/>
      <text:p text:style-name="P17"/>
      <text:p text:style-name="P16">Slide 4 - <text:span text:style-name="T22">Solutions</text:span></text:p>
      <text:p text:style-name="P19">So the solution, <text:span text:style-name="T1">Hackathron, king of online store. </text:span><text:bookmark-start text:name="__DdeLink__15_699931910"/><text:span text:style-name="T1">Hackathron is an online platform that bring suppliers and customer together.</text:span><text:bookmark-end text:name="__DdeLink__15_699931910"/><text:span text:style-name="T1"> </text:span><text:span text:style-name="T12">An omni channel as</text:span><text:span text:style-name="T39"> </text:span><text:span text:style-name="T1">we are equiped with the latest technologies from web based, mobile app and it even runs to your smart appliances.</text:span></text:p>
      <text:p text:style-name="P15"/>
      <text:p text:style-name="P20">Value proposition: <text:span text:style-name="T37">Buy anytime, in anyway- </text:span><text:s/><text:span text:style-name="T36">Hackathron King of Online Store.</text:span></text:p>
      <text:p text:style-name="P35">In the next slide is our demo how we bring sustainable solutions:</text:p>
      <text:p text:style-name="P35"/>
      <text:p text:style-name="P21">Slide 5 – Demo VR</text:p>
      <text:p text:style-name="P21">- <text:span text:style-name="T26">panorama</text:span></text:p>
      <text:p text:style-name="P21">- <text:span text:style-name="T29">We are giving customer to the actual feel of the item. Goodbye to those 1D angle pics of items and yo</text:span><text:span text:style-name="T2">u do not need in-store!</text:span></text:p>
      <text:p text:style-name="P9"><text:span text:style-name="T48">- </text:span><text:span text:style-name="T42">VR can save </text:span><text:span text:style-name="T43">customer’s</text:span><text:span text:style-name="T42"> time and money and make </text:span><text:span text:style-name="T43">buying</text:span><text:span text:style-name="T42"> more convenient. </text:span><text:span text:style-name="T43">Customer’</text:span><text:span text:style-name="T42">s won’t have to travel in order to make decisions and </text:span><text:span text:style-name="T43">complete the transaction.</text:span></text:p>
      <text:p text:style-name="P21"/>
      <text:p text:style-name="P21">Slide <text:span text:style-name="T23">6 – Demo Alexa</text:span></text:p>
      <text:p text:style-name="P21">- <text:span text:style-name="T27">alexa add to cart</text:span></text:p>
      <text:p text:style-name="P21">- <text:span text:style-name="T31">No need to run in-store, even running to your mobile and laptop just to order.</text:span></text:p>
      <text:p text:style-name="P21">- <text:span text:style-name="T44">Customers give more time to focus on the things that matters </text:span><text:span text:style-name="T47">while doing the necessary things which is ordering.</text:span></text:p>
      <text:p text:style-name="P21"/>
      <text:p text:style-name="P22">Slide 7 – Demo Fingerprint</text:p>
      <text:p text:style-name="P23">- <text:span text:style-name="T28">facebook login -&gt; item -&gt; payment -&gt; finger print(OTP) – success order</text:span></text:p>
      <text:p text:style-name="P23">- <text:span text:style-name="T32">We make our User Interface less friction without sacrificing security, goodbye google authenticator or <text:s text:c="2"/>OTP (one time password) sms.</text:span></text:p>
      <text:p text:style-name="P22"/>
      <text:p text:style-name="P25"><text:soft-page-break/>Slide 8 – <text:span text:style-name="T53">Demo Push Notification</text:span></text:p>
      <text:p text:style-name="P36">Real time notification <text:span text:style-name="T54">to in-store personal about there stocks.</text:span></text:p>
      <text:p text:style-name="P27"/>
      <text:p text:style-name="P24">Slide 8 – How we did it</text:p>
      <text:p text:style-name="P26">We are using AWS <text:span text:style-name="T30">services, manage servers, server-less server and its famous voice assistant alexa.</text:span></text:p>
      <text:p text:style-name="P28"/>
      <text:p text:style-name="P29">Slide 9 – <text:span text:style-name="T24">Business Model</text:span></text:p>
      <text:list xml:id="list1720716628" text:style-name="L2">
        <text:list-item>
          <text:p text:style-name="P8">SaaS (Software as a service)</text:p>
        </text:list-item>
        <text:list-item>
          <text:p text:style-name="P5"><text:span text:style-name="T17">R</text:span><text:span text:style-name="T14">evenue </text:span><text:span text:style-name="T18">as percentage </text:span><text:span text:style-name="T19">of transaction.</text:span></text:p>
        </text:list-item>
      </text:list>
      <text:p text:style-name="P30"/>
      <text:p text:style-name="P31">Slide <text:span text:style-name="T34">10</text:span> – ROI</text:p>
      <text:p text:style-name="P32">Cost: <text:span text:style-name="T33">Thanks to AWS we only manage needed servers when load is high and it automatically scales and thanks to there server-less technologies which is less to manage </text:span></text:p>
      <text:p text:style-name="P33">Revenue: ???</text:p>
      <text:p text:style-name="P31"/>
      <text:p text:style-name="P34">Slide 1<text:span text:style-name="T35">1</text:span> – Question<text:span text:style-name="T25">s</text:span></text:p>
      <text:p text:style-name="P34"/>
      <text:p text:style-name="P1"><text:span text:style-name="T49">You can visit our site at </text:span><text:a xlink:type="simple" xlink:href="https://accenture2019.gigamike.net/" text:style-name="Internet_20_link" text:visited-style-name="Visited_20_Internet_20_Link"><text:span text:style-name="T50">https://accenture2019.gigamike.net</text:span></text:a><text:span text:style-name="T50"> , </text:span><text:span text:style-name="T51">Thank you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Arial, 'Helvetica Neue', Helvetica, sans-serif"/>
    <style:font-face style:name="system-ui" svg:font-family="system-ui, apple-system, system-ui, .SFNSText-Regular, sans-serif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23cm" style:writing-mode="lr-tb"/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9:14:29.846912117</meta:creation-date>
    <dc:date>2019-07-20T20:21:12.120649520</dc:date>
    <meta:editing-duration>PT7H5M39S</meta:editing-duration>
    <meta:editing-cycles>108</meta:editing-cycles>
    <meta:generator>LibreOffice/6.0.2.1$MacOSX_X86_64 LibreOffice_project/f7f06a8f319e4b62f9bc5095aa112a65d2f3ac89</meta:generator>
    <meta:document-statistic meta:table-count="0" meta:image-count="0" meta:object-count="0" meta:page-count="2" meta:paragraph-count="42" meta:word-count="460" meta:character-count="2682" meta:non-whitespace-character-count="2256"/>
  </office:meta>
</office:document-meta>
</file>